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>
      <style:text-properties fo:color="#1155cc" style:text-underline-style="solid" style:text-underline-color="font-color"/>
    </style:style>
    <style:style style:name="T5_3" style:family="text"/>
    <style:style style:name="T5_4" style:family="text">
      <style:text-properties fo:color="#1155cc" style:text-underline-style="solid" style:text-underline-color="font-color"/>
    </style:style>
    <style:style style:name="T5_5" style:family="text"/>
    <style:style style:name="T5_6" style:family="text">
      <style:text-properties fo:color="#1155cc" style:text-underline-style="solid" style:text-underline-color="font-color"/>
    </style:style>
    <style:style style:name="T5_7" style:family="text"/>
    <style:style style:name="T5_8" style:family="text">
      <style:text-properties fo:color="#1155cc" style:text-underline-style="solid" style:text-underline-color="font-color"/>
    </style:style>
    <style:style style:name="T5_9" style:family="text"/>
    <style:style style:name="T5_10" style:family="text">
      <style:text-properties fo:color="#1155cc" style:text-underline-style="solid" style:text-underline-color="font-color"/>
    </style:style>
    <style:style style:name="T5_11" style:family="text"/>
    <style:style style:name="T5_12" style:family="text">
      <style:text-properties fo:color="#1155cc" style:text-underline-style="solid" style:text-underline-color="font-color"/>
    </style:style>
    <style:style style:name="T5_13" style:family="text"/>
    <style:style style:name="T5_14" style:family="text">
      <style:text-properties fo:color="#1155cc" style:text-underline-style="solid" style:text-underline-color="font-color"/>
    </style:style>
    <style:style style:name="T5_15" style:family="text"/>
    <style:style style:name="T5_16" style:family="text">
      <style:text-properties fo:color="#1155cc" style:text-underline-style="solid" style:text-underline-color="font-color"/>
    </style:style>
    <style:style style:name="T5_17" style:family="text"/>
    <style:style style:name="T5_18" style:family="text">
      <style:text-properties fo:color="#1155cc" style:text-underline-style="solid" style:text-underline-color="font-color"/>
    </style:style>
    <style:style style:name="T5_19" style:family="text"/>
    <style:style style:name="T5_20" style:family="text">
      <style:text-properties fo:color="#1155cc" style:text-underline-style="solid" style:text-underline-color="font-color"/>
    </style:style>
    <style:style style:name="T5_21" style:family="text"/>
    <style:style style:name="T5_22" style:family="text">
      <style:text-properties fo:color="#1155cc" style:text-underline-style="solid" style:text-underline-color="font-color"/>
    </style:style>
    <style:style style:name="T5_23" style:family="text"/>
    <style:style style:name="T5_24" style:family="text"/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T6_2" style:family="text">
      <style:text-properties fo:color="#1155cc" style:text-underline-style="solid" style:text-underline-color="font-color"/>
    </style:style>
    <style:style style:name="T6_3" style:family="text"/>
    <style:style style:name="T6_4" style:family="text">
      <style:text-properties fo:color="#1155cc" style:text-underline-style="solid" style:text-underline-color="font-color"/>
    </style:style>
    <style:style style:name="T6_5" style:family="text"/>
    <style:style style:name="T6_6" style:family="text">
      <style:text-properties fo:color="#1155cc" style:text-underline-style="solid" style:text-underline-color="font-color"/>
    </style:style>
    <style:style style:name="T6_7" style:family="text"/>
    <style:style style:name="T6_8" style:family="text">
      <style:text-properties fo:color="#1155cc" style:text-underline-style="solid" style:text-underline-color="font-color"/>
    </style:style>
    <style:style style:name="T6_9" style:family="text"/>
    <style:style style:name="T6_10" style:family="text">
      <style:text-properties fo:color="#1155cc" style:text-underline-style="solid" style:text-underline-color="font-color"/>
    </style:style>
    <style:style style:name="T6_11" style:family="text"/>
    <style:style style:name="T6_12" style:family="text">
      <style:text-properties fo:color="#1155cc" style:text-underline-style="solid" style:text-underline-color="font-color"/>
    </style:style>
    <style:style style:name="T6_13" style:family="text"/>
    <style:style style:name="T6_14" style:family="text">
      <style:text-properties fo:color="#1155cc" style:text-underline-style="solid" style:text-underline-color="font-color"/>
    </style:style>
    <style:style style:name="T6_15" style:family="text"/>
    <style:style style:name="T6_16" style:family="text">
      <style:text-properties fo:color="#1155cc" style:text-underline-style="solid" style:text-underline-color="font-color"/>
    </style:style>
    <style:style style:name="T6_17" style:family="text"/>
    <style:style style:name="T6_18" style:family="text">
      <style:text-properties fo:color="#1155cc" style:text-underline-style="solid" style:text-underline-color="font-color"/>
    </style:style>
    <style:style style:name="T6_19" style:family="text"/>
    <style:style style:name="T6_20" style:family="text">
      <style:text-properties fo:color="#1155cc" style:text-underline-style="solid" style:text-underline-color="font-color"/>
    </style:style>
    <style:style style:name="T6_21" style:family="text"/>
    <style:style style:name="T6_22" style:family="text">
      <style:text-properties fo:color="#1155cc" style:text-underline-style="solid" style:text-underline-color="font-color"/>
    </style:style>
    <style:style style:name="T6_23" style:family="text"/>
    <style:style style:name="T6_24" style:family="text">
      <style:text-properties fo:color="#1155cc" style:text-underline-style="solid" style:text-underline-color="font-color"/>
    </style:style>
    <style:style style:name="T6_25" style:family="text"/>
    <style:style style:name="T6_26" style:family="text">
      <style:text-properties fo:color="#1155cc" style:text-underline-style="solid" style:text-underline-color="font-color"/>
    </style:style>
    <style:style style:name="T6_27" style:family="text"/>
    <style:style style:name="T6_28" style:family="text">
      <style:text-properties fo:color="#1155cc" style:text-underline-style="solid" style:text-underline-color="font-color"/>
    </style:style>
    <style:style style:name="T6_29" style:family="text"/>
    <style:style style:name="T6_30" style:family="text">
      <style:text-properties fo:color="#1155cc" style:text-underline-style="solid" style:text-underline-color="font-color"/>
    </style:style>
    <style:style style:name="T6_31" style:family="text"/>
    <style:style style:name="T6_32" style:family="text">
      <style:text-properties fo:color="#1155cc" style:text-underline-style="solid" style:text-underline-color="font-color"/>
    </style:style>
    <style:style style:name="T6_33" style:family="text"/>
    <style:style style:name="T6_34" style:family="text">
      <style:text-properties fo:color="#1155cc" style:text-underline-style="solid" style:text-underline-color="font-color"/>
    </style:style>
    <style:style style:name="T6_35" style:family="text"/>
    <style:style style:name="T6_36" style:family="text"/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T7_3" style:family="text"/>
    <style:style style:name="T7_4" style:family="text">
      <style:text-properties fo:color="#1155cc" style:text-underline-style="solid" style:text-underline-color="font-color"/>
    </style:style>
    <style:style style:name="T7_5" style:family="text"/>
    <style:style style:name="T7_6" style:family="text">
      <style:text-properties fo:color="#1155cc" style:text-underline-style="solid" style:text-underline-color="font-color"/>
    </style:style>
    <style:style style:name="T7_7" style:family="text"/>
    <style:style style:name="T7_8" style:family="text">
      <style:text-properties fo:color="#1155cc" style:text-underline-style="solid" style:text-underline-color="font-color"/>
    </style:style>
    <style:style style:name="T7_9" style:family="text"/>
    <style:style style:name="T7_10" style:family="text">
      <style:text-properties fo:color="#1155cc" style:text-underline-style="solid" style:text-underline-color="font-color"/>
    </style:style>
    <style:style style:name="T7_11" style:family="text"/>
    <style:style style:name="T7_12" style:family="text">
      <style:text-properties fo:color="#1155cc" style:text-underline-style="solid" style:text-underline-color="font-color"/>
    </style:style>
    <style:style style:name="T7_13" style:family="text"/>
    <style:style style:name="T7_14" style:family="text">
      <style:text-properties fo:color="#1155cc" style:text-underline-style="solid" style:text-underline-color="font-color"/>
    </style:style>
    <style:style style:name="T7_15" style:family="text"/>
    <style:style style:name="T7_16" style:family="text">
      <style:text-properties fo:color="#1155cc" style:text-underline-style="solid" style:text-underline-color="font-color"/>
    </style:style>
    <style:style style:name="T7_17" style:family="text"/>
    <style:style style:name="T7_18" style:family="text">
      <style:text-properties fo:color="#1155cc" style:text-underline-style="solid" style:text-underline-color="font-color"/>
    </style:style>
    <style:style style:name="T7_19" style:family="text"/>
    <style:style style:name="T7_20" style:family="text">
      <style:text-properties fo:color="#1155cc" style:text-underline-style="solid" style:text-underline-color="font-color"/>
    </style:style>
    <style:style style:name="T7_21" style:family="text"/>
    <style:style style:name="T7_22" style:family="text">
      <style:text-properties fo:color="#1155cc" style:text-underline-style="solid" style:text-underline-color="font-color"/>
    </style:style>
    <style:style style:name="T7_23" style:family="text"/>
    <style:style style:name="T7_24" style:family="text">
      <style:text-properties fo:color="#1155cc" style:text-underline-style="solid" style:text-underline-color="font-color"/>
    </style:style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T8_3" style:family="text"/>
    <style:style style:name="T8_4" style:family="text">
      <style:text-properties fo:color="#1155cc" style:text-underline-style="solid" style:text-underline-color="font-color"/>
    </style:style>
    <style:style style:name="T8_5" style:family="text"/>
    <style:style style:name="T8_6" style:family="text">
      <style:text-properties fo:color="#1155cc" style:text-underline-style="solid" style:text-underline-color="font-color"/>
    </style:style>
    <style:style style:name="T8_7" style:family="text"/>
    <style:style style:name="T8_8" style:family="text">
      <style:text-properties fo:color="#1155cc" style:text-underline-style="solid" style:text-underline-color="font-color"/>
    </style:style>
    <style:style style:name="T8_9" style:family="text"/>
    <style:style style:name="T8_10" style:family="text">
      <style:text-properties fo:color="#1155cc" style:text-underline-style="solid" style:text-underline-color="font-color"/>
    </style:style>
    <style:style style:name="T8_11" style:family="text"/>
    <style:style style:name="T8_12" style:family="text">
      <style:text-properties fo:color="#1155cc" style:text-underline-style="solid" style:text-underline-color="font-color"/>
    </style:style>
    <style:style style:name="T8_13" style:family="text"/>
    <style:style style:name="T8_14" style:family="text">
      <style:text-properties fo:color="#1155cc" style:text-underline-style="solid" style:text-underline-color="font-color"/>
    </style:style>
    <style:style style:name="T8_15" style:family="text"/>
    <style:style style:name="T8_16" style:family="text">
      <style:text-properties fo:color="#1155cc" style:text-underline-style="solid" style:text-underline-color="font-color"/>
    </style:style>
    <style:style style:name="T8_17" style:family="text"/>
    <style:style style:name="T8_18" style:family="text">
      <style:text-properties fo:color="#1155cc" style:text-underline-style="solid" style:text-underline-color="font-color"/>
    </style:style>
    <style:style style:name="T8_19" style:family="text"/>
    <style:style style:name="T8_20" style:family="text">
      <style:text-properties fo:color="#1155cc" style:text-underline-style="solid" style:text-underline-color="font-color"/>
    </style:style>
    <style:style style:name="T8_21" style:family="text"/>
    <style:style style:name="T8_22" style:family="text">
      <style:text-properties fo:color="#1155cc" style:text-underline-style="solid" style:text-underline-color="font-color"/>
    </style:style>
    <style:style style:name="T8_23" style:family="text"/>
    <style:style style:name="T8_24" style:family="text">
      <style:text-properties fo:color="#1155cc" style:text-underline-style="solid" style:text-underline-color="font-color"/>
    </style:style>
    <style:style style:name="T8_25" style:family="text"/>
    <style:style style:name="T8_26" style:family="text">
      <style:text-properties fo:color="#1155cc" style:text-underline-style="solid" style:text-underline-color="font-color"/>
    </style:style>
    <style:style style:name="T8_27" style:family="text"/>
    <style:style style:name="T8_28" style:family="text">
      <style:text-properties fo:color="#1155cc" style:text-underline-style="solid" style:text-underline-color="font-color"/>
    </style:style>
    <style:style style:name="T8_29" style:family="text"/>
    <style:style style:name="T8_30" style:family="text">
      <style:text-properties fo:color="#1155cc" style:text-underline-style="solid" style:text-underline-color="font-color"/>
    </style:style>
    <style:style style:name="T8_31" style:family="text"/>
    <style:style style:name="T8_32" style:family="text">
      <style:text-properties fo:color="#1155cc" style:text-underline-style="solid" style:text-underline-color="font-color"/>
    </style:style>
    <style:style style:name="T8_33" style:family="text"/>
    <style:style style:name="T8_34" style:family="text">
      <style:text-properties fo:color="#1155cc" style:text-underline-style="solid" style:text-underline-color="font-color"/>
    </style:style>
    <style:style style:name="T8_35" style:family="text"/>
    <style:style style:name="T8_36" style:family="text">
      <style:text-properties fo:color="#1155cc" style:text-underline-style="solid" style:text-underline-color="font-color"/>
    </style:style>
    <style:style style:name="T8_37" style:family="text"/>
    <style:style style:name="T8_38" style:family="text">
      <style:text-properties fo:color="#1155cc" style:text-underline-style="solid" style:text-underline-color="font-color"/>
    </style:style>
    <style:style style:name="T8_39" style:family="text"/>
    <style:style style:name="T8_40" style:family="text">
      <style:text-properties fo:color="#1155cc" style:text-underline-style="solid" style:text-underline-color="font-color"/>
    </style:style>
    <style:style style:name="T8_41" style:family="text"/>
    <style:style style:name="T8_42" style:family="text">
      <style:text-properties fo:color="#1155cc" style:text-underline-style="solid" style:text-underline-color="font-color"/>
    </style:style>
    <style:style style:name="T8_43" style:family="text"/>
    <style:style style:name="T8_44" style:family="text">
      <style:text-properties fo:color="#1155cc" style:text-underline-style="solid" style:text-underline-color="font-color"/>
    </style:style>
    <style:style style:name="T8_45" style:family="text"/>
    <style:style style:name="T8_46" style:family="text">
      <style:text-properties fo:color="#1155cc" style:text-underline-style="solid" style:text-underline-color="font-color"/>
    </style:style>
    <style:style style:name="T8_47" style:family="text"/>
    <style:style style:name="T8_48" style:family="text">
      <style:text-properties fo:color="#1155cc" style:text-underline-style="solid" style:text-underline-color="font-color"/>
    </style:style>
    <style:style style:name="T8_49" style:family="text"/>
    <style:style style:name="T8_50" style:family="text">
      <style:text-properties fo:color="#1155cc" style:text-underline-style="solid" style:text-underline-color="font-color"/>
    </style:style>
    <style:style style:name="T8_51" style:family="text"/>
    <style:style style:name="T8_52" style:family="text">
      <style:text-properties fo:color="#1155cc" style:text-underline-style="solid" style:text-underline-color="font-color"/>
    </style:style>
    <style:style style:name="T8_53" style:family="text"/>
    <style:style style:name="T8_54" style:family="text">
      <style:text-properties fo:color="#1155cc" style:text-underline-style="solid" style:text-underline-color="font-color"/>
    </style:style>
    <style:style style:name="T8_55" style:family="text"/>
    <style:style style:name="T8_56" style:family="text">
      <style:text-properties fo:color="#1155cc" style:text-underline-style="solid" style:text-underline-color="font-color"/>
    </style:style>
    <style:style style:name="T8_57" style:family="text"/>
    <style:style style:name="T8_58" style:family="text">
      <style:text-properties fo:color="#1155cc" style:text-underline-style="solid" style:text-underline-color="font-color"/>
    </style:style>
    <style:style style:name="T8_59" style:family="text"/>
    <style:style style:name="T8_60" style:family="text">
      <style:text-properties fo:color="#1155cc" style:text-underline-style="solid" style:text-underline-color="font-color"/>
    </style:style>
    <style:style style:name="T8_61" style:family="text"/>
    <style:style style:name="T8_62" style:family="text">
      <style:text-properties fo:color="#1155cc" style:text-underline-style="solid" style:text-underline-color="font-color"/>
    </style:style>
    <style:style style:name="T8_63" style:family="text"/>
    <style:style style:name="T8_64" style:family="text">
      <style:text-properties fo:color="#1155cc" style:text-underline-style="solid" style:text-underline-color="font-color"/>
    </style:style>
    <style:style style:name="T8_65" style:family="text"/>
    <style:style style:name="T8_66" style:family="text">
      <style:text-properties fo:color="#1155cc" style:text-underline-style="solid" style:text-underline-color="font-color"/>
    </style:style>
    <style:style style:name="T8_67" style:family="text"/>
    <style:style style:name="T8_68" style:family="text">
      <style:text-properties fo:color="#1155cc" style:text-underline-style="solid" style:text-underline-color="font-color"/>
    </style:style>
    <style:style style:name="T8_69" style:family="text"/>
    <style:style style:name="T8_70" style:family="text">
      <style:text-properties fo:color="#1155cc" style:text-underline-style="solid" style:text-underline-color="font-color"/>
    </style:style>
    <style:style style:name="T8_71" style:family="text"/>
    <style:style style:name="T8_72" style:family="text">
      <style:text-properties fo:color="#1155cc" style:text-underline-style="solid" style:text-underline-color="font-color"/>
    </style:style>
    <style:style style:name="T8_73" style:family="text"/>
    <style:style style:name="T8_74" style:family="text">
      <style:text-properties fo:color="#1155cc" style:text-underline-style="solid" style:text-underline-color="font-color"/>
    </style:style>
    <style:style style:name="T8_75" style:family="text"/>
    <style:style style:name="T8_76" style:family="text">
      <style:text-properties fo:color="#1155cc" style:text-underline-style="solid" style:text-underline-color="font-color"/>
    </style:style>
    <style:style style:name="T8_77" style:family="text"/>
    <style:style style:name="T8_78" style:family="text">
      <style:text-properties fo:color="#1155cc" style:text-underline-style="solid" style:text-underline-color="font-color"/>
    </style:style>
    <style:style style:name="T8_79" style:family="text"/>
    <style:style style:name="T8_80" style:family="text">
      <style:text-properties fo:color="#1155cc" style:text-underline-style="solid" style:text-underline-color="font-color"/>
    </style:style>
    <style:style style:name="T8_81" style:family="text"/>
    <style:style style:name="T8_82" style:family="text">
      <style:text-properties fo:color="#1155cc" style:text-underline-style="solid" style:text-underline-color="font-color"/>
    </style:style>
    <style:style style:name="T8_83" style:family="text"/>
    <style:style style:name="T8_84" style:family="text">
      <style:text-properties fo:color="#1155cc" style:text-underline-style="solid" style:text-underline-color="font-color"/>
    </style:style>
    <style:style style:name="T8_85" style:family="text"/>
    <style:style style:name="T8_86" style:family="text">
      <style:text-properties fo:color="#1155cc" style:text-underline-style="solid" style:text-underline-color="font-color"/>
    </style:style>
    <style:style style:name="T8_87" style:family="text"/>
    <style:style style:name="T8_88" style:family="text">
      <style:text-properties fo:color="#1155cc" style:text-underline-style="solid" style:text-underline-color="font-color"/>
    </style:style>
    <style:style style:name="T8_89" style:family="text"/>
    <style:style style:name="T8_90" style:family="text">
      <style:text-properties fo:color="#1155cc" style:text-underline-style="solid" style:text-underline-color="font-color"/>
    </style:style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T9_3" style:family="text"/>
    <style:style style:name="T9_4" style:family="text">
      <style:text-properties fo:color="#1155cc" style:text-underline-style="solid" style:text-underline-color="font-color"/>
    </style:style>
    <style:style style:name="T9_5" style:family="text"/>
    <style:style style:name="T9_6" style:family="text">
      <style:text-properties fo:color="#1155cc" style:text-underline-style="solid" style:text-underline-color="font-color"/>
    </style:style>
    <style:style style:name="T9_7" style:family="text"/>
    <style:style style:name="T9_8" style:family="text">
      <style:text-properties fo:color="#1155cc" style:text-underline-style="solid" style:text-underline-color="font-color"/>
    </style:style>
    <style:style style:name="T9_9" style:family="text"/>
    <style:style style:name="T9_10" style:family="text">
      <style:text-properties fo:color="#1155cc" style:text-underline-style="solid" style:text-underline-color="font-color"/>
    </style:style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P10" style:family="paragraph" style:parent-style-name="Standard">
      <style:paragraph-properties fo:break-before="auto" fo:line-height="115%" fo:margin-top="0cm" fo:margin-bottom="0cm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P26" style:family="paragraph" style:parent-style-name="Standard">
      <style:paragraph-properties fo:break-before="auto" fo:line-height="115%" fo:margin-top="0cm" fo:margin-bottom="0cm" style:writing-mode="lr-tb"/>
    </style:style>
    <style:style style:name="T26_1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T32_71" style:family="text"/>
    <style:style style:name="T32_72" style:family="text"/>
    <style:style style:name="T32_73" style:family="text"/>
    <style:style style:name="T32_74" style:family="text"/>
    <style:style style:name="T32_75" style:family="text"/>
    <style:style style:name="T32_76" style:family="text"/>
    <style:style style:name="T32_77" style:family="text"/>
    <style:style style:name="T32_78" style:family="text"/>
    <style:style style:name="T32_79" style:family="text"/>
    <style:style style:name="T32_80" style:family="text"/>
    <style:style style:name="T32_81" style:family="text"/>
    <style:style style:name="T32_82" style:family="text"/>
    <style:style style:name="T32_83" style:family="text"/>
    <style:style style:name="T32_84" style:family="text"/>
    <style:style style:name="T32_85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/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/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T39_2" style:family="text"/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P43" style:family="paragraph" style:parent-style-name="Standard">
      <style:paragraph-properties fo:break-before="auto" fo:line-height="115%" fo:margin-top="0cm" fo:margin-bottom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38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P50" style:family="paragraph" style:parent-style-name="Standard">
      <style:paragraph-properties fo:break-before="auto" fo:line-height="138%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P51" style:family="paragraph" style:parent-style-name="Standard">
      <style:paragraph-properties fo:break-before="auto" fo:line-height="138%" fo:margin-top="0cm" fo:margin-bottom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P57" style:family="paragraph" style:parent-style-name="Standard">
      <style:paragraph-properties fo:break-before="auto" fo:line-height="115%" fo:margin-top="0cm" fo:margin-bottom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</office:automatic-styles>
  <office:body>
    <office:text>
      <text:p text:style-name="P1"><text:span text:style-name="T1_1">Facilitators</text:span><text:span text:style-name="T1_2">:<text:s/></text:span><text:span text:style-name="T1_3">Martin</text:span><text:span text:style-name="T1_4"><text:s/></text:span><text:span text:style-name="T1_5">Hillbrand</text:span><text:span text:style-name="T1_6">,<text:s/></text:span><text:span text:style-name="T1_7">Christian</text:span><text:span text:style-name="T1_8"><text:s/></text:span><text:span text:style-name="T1_9">Haas</text:span></text:p>
      <text:p text:style-name="P2"/>
      <text:p text:style-name="P3"><text:span text:style-name="T3_1">GDCR</text:span><text:span text:style-name="T3_2"><text:s/></text:span><text:span text:style-name="T3_3">Links</text:span><text:span text:style-name="T3_4">:</text:span></text:p>
      <text:p text:style-name="P4"/>
      <text:list text:style-name="LS1" xml:id="list0">
        <text:list-item>
          <text:p text:style-name="P5"><text:span text:style-name="T5_1"><text:a xlink:type="simple" xlink:href="http://bit.ly/gdcr15-dayof-instructions"><text:span text:style-name="T5_2">http</text:span></text:a></text:span><text:span text:style-name="T5_3"><text:a xlink:type="simple" xlink:href="http://bit.ly/gdcr15-dayof-instructions"><text:span text:style-name="T5_4">://</text:span></text:a></text:span><text:span text:style-name="T5_5"><text:a xlink:type="simple" xlink:href="http://bit.ly/gdcr15-dayof-instructions"><text:span text:style-name="T5_6">bit</text:span></text:a></text:span><text:span text:style-name="T5_7"><text:a xlink:type="simple" xlink:href="http://bit.ly/gdcr15-dayof-instructions"><text:span text:style-name="T5_8">.</text:span></text:a></text:span><text:span text:style-name="T5_9"><text:a xlink:type="simple" xlink:href="http://bit.ly/gdcr15-dayof-instructions"><text:span text:style-name="T5_10">ly</text:span></text:a></text:span><text:span text:style-name="T5_11"><text:a xlink:type="simple" xlink:href="http://bit.ly/gdcr15-dayof-instructions"><text:span text:style-name="T5_12">/</text:span></text:a></text:span><text:span text:style-name="T5_13"><text:a xlink:type="simple" xlink:href="http://bit.ly/gdcr15-dayof-instructions"><text:span text:style-name="T5_14">gdcr</text:span></text:a></text:span><text:span text:style-name="T5_15"><text:a xlink:type="simple" xlink:href="http://bit.ly/gdcr15-dayof-instructions"><text:span text:style-name="T5_16">15-</text:span></text:a></text:span><text:span text:style-name="T5_17"><text:a xlink:type="simple" xlink:href="http://bit.ly/gdcr15-dayof-instructions"><text:span text:style-name="T5_18">dayof</text:span></text:a></text:span><text:span text:style-name="T5_19"><text:a xlink:type="simple" xlink:href="http://bit.ly/gdcr15-dayof-instructions"><text:span text:style-name="T5_20">-</text:span></text:a></text:span><text:span text:style-name="T5_21"><text:a xlink:type="simple" xlink:href="http://bit.ly/gdcr15-dayof-instructions"><text:span text:style-name="T5_22">instructions</text:span></text:a></text:span><text:span text:style-name="T5_23"><text:s/>--<text:s/></text:span><text:span text:style-name="T5_24">Instructions</text:span></text:p>
        </text:list-item>
        <text:list-item>
          <text:p text:style-name="P6"><text:span text:style-name="T6_1"><text:a xlink:type="simple" xlink:href="http://live.coderetreat.org/coderetreats/2bae01da37/status/edit"><text:span text:style-name="T6_2">http</text:span></text:a></text:span><text:span text:style-name="T6_3"><text:a xlink:type="simple" xlink:href="http://live.coderetreat.org/coderetreats/2bae01da37/status/edit"><text:span text:style-name="T6_4">://</text:span></text:a></text:span><text:span text:style-name="T6_5"><text:a xlink:type="simple" xlink:href="http://live.coderetreat.org/coderetreats/2bae01da37/status/edit"><text:span text:style-name="T6_6">live</text:span></text:a></text:span><text:span text:style-name="T6_7"><text:a xlink:type="simple" xlink:href="http://live.coderetreat.org/coderetreats/2bae01da37/status/edit"><text:span text:style-name="T6_8">.</text:span></text:a></text:span><text:span text:style-name="T6_9"><text:a xlink:type="simple" xlink:href="http://live.coderetreat.org/coderetreats/2bae01da37/status/edit"><text:span text:style-name="T6_10">coderetreat</text:span></text:a></text:span><text:span text:style-name="T6_11"><text:a xlink:type="simple" xlink:href="http://live.coderetreat.org/coderetreats/2bae01da37/status/edit"><text:span text:style-name="T6_12">.</text:span></text:a></text:span><text:span text:style-name="T6_13"><text:a xlink:type="simple" xlink:href="http://live.coderetreat.org/coderetreats/2bae01da37/status/edit"><text:span text:style-name="T6_14">org</text:span></text:a></text:span><text:span text:style-name="T6_15"><text:a xlink:type="simple" xlink:href="http://live.coderetreat.org/coderetreats/2bae01da37/status/edit"><text:span text:style-name="T6_16">/</text:span></text:a></text:span><text:span text:style-name="T6_17"><text:a xlink:type="simple" xlink:href="http://live.coderetreat.org/coderetreats/2bae01da37/status/edit"><text:span text:style-name="T6_18">coderetreats</text:span></text:a></text:span><text:span text:style-name="T6_19"><text:a xlink:type="simple" xlink:href="http://live.coderetreat.org/coderetreats/2bae01da37/status/edit"><text:span text:style-name="T6_20">/2</text:span></text:a></text:span><text:span text:style-name="T6_21"><text:a xlink:type="simple" xlink:href="http://live.coderetreat.org/coderetreats/2bae01da37/status/edit"><text:span text:style-name="T6_22">bae</text:span></text:a></text:span><text:span text:style-name="T6_23"><text:a xlink:type="simple" xlink:href="http://live.coderetreat.org/coderetreats/2bae01da37/status/edit"><text:span text:style-name="T6_24">01</text:span></text:a></text:span><text:span text:style-name="T6_25"><text:a xlink:type="simple" xlink:href="http://live.coderetreat.org/coderetreats/2bae01da37/status/edit"><text:span text:style-name="T6_26">da</text:span></text:a></text:span><text:span text:style-name="T6_27"><text:a xlink:type="simple" xlink:href="http://live.coderetreat.org/coderetreats/2bae01da37/status/edit"><text:span text:style-name="T6_28">37/</text:span></text:a></text:span><text:span text:style-name="T6_29"><text:a xlink:type="simple" xlink:href="http://live.coderetreat.org/coderetreats/2bae01da37/status/edit"><text:span text:style-name="T6_30">status</text:span></text:a></text:span><text:span text:style-name="T6_31"><text:a xlink:type="simple" xlink:href="http://live.coderetreat.org/coderetreats/2bae01da37/status/edit"><text:span text:style-name="T6_32">/</text:span></text:a></text:span><text:span text:style-name="T6_33"><text:a xlink:type="simple" xlink:href="http://live.coderetreat.org/coderetreats/2bae01da37/status/edit"><text:span text:style-name="T6_34">edit</text:span></text:a></text:span><text:span text:style-name="T6_35"><text:s text:c="2"/>-<text:s/></text:span><text:span text:style-name="T6_36">Status</text:span></text:p>
        </text:list-item>
        <text:list-item>
          <text:p text:style-name="P7"><text:span text:style-name="T7_1"><text:a xlink:type="simple" xlink:href="https://appear.in/GDCR-GMT+1-Booth1"><text:span text:style-name="T7_2">https</text:span></text:a></text:span><text:span text:style-name="T7_3"><text:a xlink:type="simple" xlink:href="https://appear.in/GDCR-GMT+1-Booth1"><text:span text:style-name="T7_4">://</text:span></text:a></text:span><text:span text:style-name="T7_5"><text:a xlink:type="simple" xlink:href="https://appear.in/GDCR-GMT+1-Booth1"><text:span text:style-name="T7_6">appear</text:span></text:a></text:span><text:span text:style-name="T7_7"><text:a xlink:type="simple" xlink:href="https://appear.in/GDCR-GMT+1-Booth1"><text:span text:style-name="T7_8">.</text:span></text:a></text:span><text:span text:style-name="T7_9"><text:a xlink:type="simple" xlink:href="https://appear.in/GDCR-GMT+1-Booth1"><text:span text:style-name="T7_10">in</text:span></text:a></text:span><text:span text:style-name="T7_11"><text:a xlink:type="simple" xlink:href="https://appear.in/GDCR-GMT+1-Booth1"><text:span text:style-name="T7_12">/</text:span></text:a></text:span><text:span text:style-name="T7_13"><text:a xlink:type="simple" xlink:href="https://appear.in/GDCR-GMT+1-Booth1"><text:span text:style-name="T7_14">GDCR</text:span></text:a></text:span><text:span text:style-name="T7_15"><text:a xlink:type="simple" xlink:href="https://appear.in/GDCR-GMT+1-Booth1"><text:span text:style-name="T7_16">-</text:span></text:a></text:span><text:span text:style-name="T7_17"><text:a xlink:type="simple" xlink:href="https://appear.in/GDCR-GMT+1-Booth1"><text:span text:style-name="T7_18">GMT</text:span></text:a></text:span><text:span text:style-name="T7_19"><text:a xlink:type="simple" xlink:href="https://appear.in/GDCR-GMT+1-Booth1"><text:span text:style-name="T7_20">+1-</text:span></text:a></text:span><text:span text:style-name="T7_21"><text:a xlink:type="simple" xlink:href="https://appear.in/GDCR-GMT+1-Booth1"><text:span text:style-name="T7_22">Booth</text:span></text:a></text:span><text:span text:style-name="T7_23"><text:a xlink:type="simple" xlink:href="https://appear.in/GDCR-GMT+1-Booth1"><text:span text:style-name="T7_24">1</text:span></text:a></text:span><text:span text:style-name="T7_25"><text:s/>--<text:s/></text:span><text:span text:style-name="T7_26">Video</text:span><text:span text:style-name="T7_27"><text:s/></text:span><text:span text:style-name="T7_28">Booth</text:span><text:span text:style-name="T7_29"><text:s/>(</text:span><text:span text:style-name="T7_30">optional</text:span><text:span text:style-name="T7_31">)</text:span></text:p>
        </text:list-item>
        <text:list-item>
          <text:p text:style-name="P8"><text:span text:style-name="T8_1"><text:a xlink:type="simple" xlink:href="https://docs.google.com/forms/d/1S_PqhnYtmFk4mzwXoDiD7SM4YwmG8cuQnJWqdzyolH4/viewform?edit2=2_ABaOnufdaW-_VXQsCgrymiuET24f0-FhBCaX4yWk-f-kL_kyThmdfjZTPrK7lqI"><text:span text:style-name="T8_2">https</text:span></text:a></text:span><text:span text:style-name="T8_3"><text:a xlink:type="simple" xlink:href="https://docs.google.com/forms/d/1S_PqhnYtmFk4mzwXoDiD7SM4YwmG8cuQnJWqdzyolH4/viewform?edit2=2_ABaOnufdaW-_VXQsCgrymiuET24f0-FhBCaX4yWk-f-kL_kyThmdfjZTPrK7lqI"><text:span text:style-name="T8_4">://</text:span></text:a></text:span><text:span text:style-name="T8_5"><text:a xlink:type="simple" xlink:href="https://docs.google.com/forms/d/1S_PqhnYtmFk4mzwXoDiD7SM4YwmG8cuQnJWqdzyolH4/viewform?edit2=2_ABaOnufdaW-_VXQsCgrymiuET24f0-FhBCaX4yWk-f-kL_kyThmdfjZTPrK7lqI"><text:span text:style-name="T8_6">docs</text:span></text:a></text:span><text:span text:style-name="T8_7"><text:a xlink:type="simple" xlink:href="https://docs.google.com/forms/d/1S_PqhnYtmFk4mzwXoDiD7SM4YwmG8cuQnJWqdzyolH4/viewform?edit2=2_ABaOnufdaW-_VXQsCgrymiuET24f0-FhBCaX4yWk-f-kL_kyThmdfjZTPrK7lqI"><text:span text:style-name="T8_8">.</text:span></text:a></text:span><text:span text:style-name="T8_9"><text:a xlink:type="simple" xlink:href="https://docs.google.com/forms/d/1S_PqhnYtmFk4mzwXoDiD7SM4YwmG8cuQnJWqdzyolH4/viewform?edit2=2_ABaOnufdaW-_VXQsCgrymiuET24f0-FhBCaX4yWk-f-kL_kyThmdfjZTPrK7lqI"><text:span text:style-name="T8_10">google</text:span></text:a></text:span><text:span text:style-name="T8_11"><text:a xlink:type="simple" xlink:href="https://docs.google.com/forms/d/1S_PqhnYtmFk4mzwXoDiD7SM4YwmG8cuQnJWqdzyolH4/viewform?edit2=2_ABaOnufdaW-_VXQsCgrymiuET24f0-FhBCaX4yWk-f-kL_kyThmdfjZTPrK7lqI"><text:span text:style-name="T8_12">.</text:span></text:a></text:span><text:span text:style-name="T8_13"><text:a xlink:type="simple" xlink:href="https://docs.google.com/forms/d/1S_PqhnYtmFk4mzwXoDiD7SM4YwmG8cuQnJWqdzyolH4/viewform?edit2=2_ABaOnufdaW-_VXQsCgrymiuET24f0-FhBCaX4yWk-f-kL_kyThmdfjZTPrK7lqI"><text:span text:style-name="T8_14">com</text:span></text:a></text:span><text:span text:style-name="T8_15"><text:a xlink:type="simple" xlink:href="https://docs.google.com/forms/d/1S_PqhnYtmFk4mzwXoDiD7SM4YwmG8cuQnJWqdzyolH4/viewform?edit2=2_ABaOnufdaW-_VXQsCgrymiuET24f0-FhBCaX4yWk-f-kL_kyThmdfjZTPrK7lqI"><text:span text:style-name="T8_16">/</text:span></text:a></text:span><text:span text:style-name="T8_17"><text:a xlink:type="simple" xlink:href="https://docs.google.com/forms/d/1S_PqhnYtmFk4mzwXoDiD7SM4YwmG8cuQnJWqdzyolH4/viewform?edit2=2_ABaOnufdaW-_VXQsCgrymiuET24f0-FhBCaX4yWk-f-kL_kyThmdfjZTPrK7lqI"><text:span text:style-name="T8_18">forms</text:span></text:a></text:span><text:span text:style-name="T8_19"><text:a xlink:type="simple" xlink:href="https://docs.google.com/forms/d/1S_PqhnYtmFk4mzwXoDiD7SM4YwmG8cuQnJWqdzyolH4/viewform?edit2=2_ABaOnufdaW-_VXQsCgrymiuET24f0-FhBCaX4yWk-f-kL_kyThmdfjZTPrK7lqI"><text:span text:style-name="T8_20">/</text:span></text:a></text:span><text:span text:style-name="T8_21"><text:a xlink:type="simple" xlink:href="https://docs.google.com/forms/d/1S_PqhnYtmFk4mzwXoDiD7SM4YwmG8cuQnJWqdzyolH4/viewform?edit2=2_ABaOnufdaW-_VXQsCgrymiuET24f0-FhBCaX4yWk-f-kL_kyThmdfjZTPrK7lqI"><text:span text:style-name="T8_22">d</text:span></text:a></text:span><text:span text:style-name="T8_23"><text:a xlink:type="simple" xlink:href="https://docs.google.com/forms/d/1S_PqhnYtmFk4mzwXoDiD7SM4YwmG8cuQnJWqdzyolH4/viewform?edit2=2_ABaOnufdaW-_VXQsCgrymiuET24f0-FhBCaX4yWk-f-kL_kyThmdfjZTPrK7lqI"><text:span text:style-name="T8_24">/1</text:span></text:a></text:span><text:span text:style-name="T8_25"><text:a xlink:type="simple" xlink:href="https://docs.google.com/forms/d/1S_PqhnYtmFk4mzwXoDiD7SM4YwmG8cuQnJWqdzyolH4/viewform?edit2=2_ABaOnufdaW-_VXQsCgrymiuET24f0-FhBCaX4yWk-f-kL_kyThmdfjZTPrK7lqI"><text:span text:style-name="T8_26">S</text:span></text:a></text:span><text:span text:style-name="T8_27"><text:a xlink:type="simple" xlink:href="https://docs.google.com/forms/d/1S_PqhnYtmFk4mzwXoDiD7SM4YwmG8cuQnJWqdzyolH4/viewform?edit2=2_ABaOnufdaW-_VXQsCgrymiuET24f0-FhBCaX4yWk-f-kL_kyThmdfjZTPrK7lqI"><text:span text:style-name="T8_28">_</text:span></text:a></text:span><text:span text:style-name="T8_29"><text:a xlink:type="simple" xlink:href="https://docs.google.com/forms/d/1S_PqhnYtmFk4mzwXoDiD7SM4YwmG8cuQnJWqdzyolH4/viewform?edit2=2_ABaOnufdaW-_VXQsCgrymiuET24f0-FhBCaX4yWk-f-kL_kyThmdfjZTPrK7lqI"><text:span text:style-name="T8_30">PqhnYtmFk</text:span></text:a></text:span><text:span text:style-name="T8_31"><text:a xlink:type="simple" xlink:href="https://docs.google.com/forms/d/1S_PqhnYtmFk4mzwXoDiD7SM4YwmG8cuQnJWqdzyolH4/viewform?edit2=2_ABaOnufdaW-_VXQsCgrymiuET24f0-FhBCaX4yWk-f-kL_kyThmdfjZTPrK7lqI"><text:span text:style-name="T8_32">4</text:span></text:a></text:span><text:span text:style-name="T8_33"><text:a xlink:type="simple" xlink:href="https://docs.google.com/forms/d/1S_PqhnYtmFk4mzwXoDiD7SM4YwmG8cuQnJWqdzyolH4/viewform?edit2=2_ABaOnufdaW-_VXQsCgrymiuET24f0-FhBCaX4yWk-f-kL_kyThmdfjZTPrK7lqI"><text:span text:style-name="T8_34">mzwXoDiD</text:span></text:a></text:span><text:span text:style-name="T8_35"><text:a xlink:type="simple" xlink:href="https://docs.google.com/forms/d/1S_PqhnYtmFk4mzwXoDiD7SM4YwmG8cuQnJWqdzyolH4/viewform?edit2=2_ABaOnufdaW-_VXQsCgrymiuET24f0-FhBCaX4yWk-f-kL_kyThmdfjZTPrK7lqI"><text:span text:style-name="T8_36">7</text:span></text:a></text:span><text:span text:style-name="T8_37"><text:a xlink:type="simple" xlink:href="https://docs.google.com/forms/d/1S_PqhnYtmFk4mzwXoDiD7SM4YwmG8cuQnJWqdzyolH4/viewform?edit2=2_ABaOnufdaW-_VXQsCgrymiuET24f0-FhBCaX4yWk-f-kL_kyThmdfjZTPrK7lqI"><text:span text:style-name="T8_38">SM</text:span></text:a></text:span><text:span text:style-name="T8_39"><text:a xlink:type="simple" xlink:href="https://docs.google.com/forms/d/1S_PqhnYtmFk4mzwXoDiD7SM4YwmG8cuQnJWqdzyolH4/viewform?edit2=2_ABaOnufdaW-_VXQsCgrymiuET24f0-FhBCaX4yWk-f-kL_kyThmdfjZTPrK7lqI"><text:span text:style-name="T8_40">4</text:span></text:a></text:span><text:span text:style-name="T8_41"><text:a xlink:type="simple" xlink:href="https://docs.google.com/forms/d/1S_PqhnYtmFk4mzwXoDiD7SM4YwmG8cuQnJWqdzyolH4/viewform?edit2=2_ABaOnufdaW-_VXQsCgrymiuET24f0-FhBCaX4yWk-f-kL_kyThmdfjZTPrK7lqI"><text:span text:style-name="T8_42">YwmG</text:span></text:a></text:span><text:span text:style-name="T8_43"><text:a xlink:type="simple" xlink:href="https://docs.google.com/forms/d/1S_PqhnYtmFk4mzwXoDiD7SM4YwmG8cuQnJWqdzyolH4/viewform?edit2=2_ABaOnufdaW-_VXQsCgrymiuET24f0-FhBCaX4yWk-f-kL_kyThmdfjZTPrK7lqI"><text:span text:style-name="T8_44">8</text:span></text:a></text:span><text:span text:style-name="T8_45"><text:a xlink:type="simple" xlink:href="https://docs.google.com/forms/d/1S_PqhnYtmFk4mzwXoDiD7SM4YwmG8cuQnJWqdzyolH4/viewform?edit2=2_ABaOnufdaW-_VXQsCgrymiuET24f0-FhBCaX4yWk-f-kL_kyThmdfjZTPrK7lqI"><text:span text:style-name="T8_46">cuQnJWqdzyolH</text:span></text:a></text:span><text:span text:style-name="T8_47"><text:a xlink:type="simple" xlink:href="https://docs.google.com/forms/d/1S_PqhnYtmFk4mzwXoDiD7SM4YwmG8cuQnJWqdzyolH4/viewform?edit2=2_ABaOnufdaW-_VXQsCgrymiuET24f0-FhBCaX4yWk-f-kL_kyThmdfjZTPrK7lqI"><text:span text:style-name="T8_48">4/</text:span></text:a></text:span><text:span text:style-name="T8_49"><text:a xlink:type="simple" xlink:href="https://docs.google.com/forms/d/1S_PqhnYtmFk4mzwXoDiD7SM4YwmG8cuQnJWqdzyolH4/viewform?edit2=2_ABaOnufdaW-_VXQsCgrymiuET24f0-FhBCaX4yWk-f-kL_kyThmdfjZTPrK7lqI"><text:span text:style-name="T8_50">viewform</text:span></text:a></text:span><text:span text:style-name="T8_51"><text:a xlink:type="simple" xlink:href="https://docs.google.com/forms/d/1S_PqhnYtmFk4mzwXoDiD7SM4YwmG8cuQnJWqdzyolH4/viewform?edit2=2_ABaOnufdaW-_VXQsCgrymiuET24f0-FhBCaX4yWk-f-kL_kyThmdfjZTPrK7lqI"><text:span text:style-name="T8_52">?</text:span></text:a></text:span><text:span text:style-name="T8_53"><text:a xlink:type="simple" xlink:href="https://docs.google.com/forms/d/1S_PqhnYtmFk4mzwXoDiD7SM4YwmG8cuQnJWqdzyolH4/viewform?edit2=2_ABaOnufdaW-_VXQsCgrymiuET24f0-FhBCaX4yWk-f-kL_kyThmdfjZTPrK7lqI"><text:span text:style-name="T8_54">edit</text:span></text:a></text:span><text:span text:style-name="T8_55"><text:a xlink:type="simple" xlink:href="https://docs.google.com/forms/d/1S_PqhnYtmFk4mzwXoDiD7SM4YwmG8cuQnJWqdzyolH4/viewform?edit2=2_ABaOnufdaW-_VXQsCgrymiuET24f0-FhBCaX4yWk-f-kL_kyThmdfjZTPrK7lqI"><text:span text:style-name="T8_56">2=2_</text:span></text:a></text:span><text:span text:style-name="T8_57"><text:a xlink:type="simple" xlink:href="https://docs.google.com/forms/d/1S_PqhnYtmFk4mzwXoDiD7SM4YwmG8cuQnJWqdzyolH4/viewform?edit2=2_ABaOnufdaW-_VXQsCgrymiuET24f0-FhBCaX4yWk-f-kL_kyThmdfjZTPrK7lqI"><text:span text:style-name="T8_58">ABaOnufdaW</text:span></text:a></text:span><text:span text:style-name="T8_59"><text:a xlink:type="simple" xlink:href="https://docs.google.com/forms/d/1S_PqhnYtmFk4mzwXoDiD7SM4YwmG8cuQnJWqdzyolH4/viewform?edit2=2_ABaOnufdaW-_VXQsCgrymiuET24f0-FhBCaX4yWk-f-kL_kyThmdfjZTPrK7lqI"><text:span text:style-name="T8_60">-_</text:span></text:a></text:span><text:span text:style-name="T8_61"><text:a xlink:type="simple" xlink:href="https://docs.google.com/forms/d/1S_PqhnYtmFk4mzwXoDiD7SM4YwmG8cuQnJWqdzyolH4/viewform?edit2=2_ABaOnufdaW-_VXQsCgrymiuET24f0-FhBCaX4yWk-f-kL_kyThmdfjZTPrK7lqI"><text:span text:style-name="T8_62">VXQsCgrymiuET</text:span></text:a></text:span><text:span text:style-name="T8_63"><text:a xlink:type="simple" xlink:href="https://docs.google.com/forms/d/1S_PqhnYtmFk4mzwXoDiD7SM4YwmG8cuQnJWqdzyolH4/viewform?edit2=2_ABaOnufdaW-_VXQsCgrymiuET24f0-FhBCaX4yWk-f-kL_kyThmdfjZTPrK7lqI"><text:span text:style-name="T8_64">24</text:span></text:a></text:span><text:span text:style-name="T8_65"><text:a xlink:type="simple" xlink:href="https://docs.google.com/forms/d/1S_PqhnYtmFk4mzwXoDiD7SM4YwmG8cuQnJWqdzyolH4/viewform?edit2=2_ABaOnufdaW-_VXQsCgrymiuET24f0-FhBCaX4yWk-f-kL_kyThmdfjZTPrK7lqI"><text:span text:style-name="T8_66">f</text:span></text:a></text:span><text:span text:style-name="T8_67"><text:a xlink:type="simple" xlink:href="https://docs.google.com/forms/d/1S_PqhnYtmFk4mzwXoDiD7SM4YwmG8cuQnJWqdzyolH4/viewform?edit2=2_ABaOnufdaW-_VXQsCgrymiuET24f0-FhBCaX4yWk-f-kL_kyThmdfjZTPrK7lqI"><text:span text:style-name="T8_68">0-</text:span></text:a></text:span><text:span text:style-name="T8_69"><text:a xlink:type="simple" xlink:href="https://docs.google.com/forms/d/1S_PqhnYtmFk4mzwXoDiD7SM4YwmG8cuQnJWqdzyolH4/viewform?edit2=2_ABaOnufdaW-_VXQsCgrymiuET24f0-FhBCaX4yWk-f-kL_kyThmdfjZTPrK7lqI"><text:span text:style-name="T8_70">FhBCaX</text:span></text:a></text:span><text:span text:style-name="T8_71"><text:a xlink:type="simple" xlink:href="https://docs.google.com/forms/d/1S_PqhnYtmFk4mzwXoDiD7SM4YwmG8cuQnJWqdzyolH4/viewform?edit2=2_ABaOnufdaW-_VXQsCgrymiuET24f0-FhBCaX4yWk-f-kL_kyThmdfjZTPrK7lqI"><text:span text:style-name="T8_72">4</text:span></text:a></text:span><text:span text:style-name="T8_73"><text:a xlink:type="simple" xlink:href="https://docs.google.com/forms/d/1S_PqhnYtmFk4mzwXoDiD7SM4YwmG8cuQnJWqdzyolH4/viewform?edit2=2_ABaOnufdaW-_VXQsCgrymiuET24f0-FhBCaX4yWk-f-kL_kyThmdfjZTPrK7lqI"><text:span text:style-name="T8_74">yWk</text:span></text:a></text:span><text:span text:style-name="T8_75"><text:a xlink:type="simple" xlink:href="https://docs.google.com/forms/d/1S_PqhnYtmFk4mzwXoDiD7SM4YwmG8cuQnJWqdzyolH4/viewform?edit2=2_ABaOnufdaW-_VXQsCgrymiuET24f0-FhBCaX4yWk-f-kL_kyThmdfjZTPrK7lqI"><text:span text:style-name="T8_76">-</text:span></text:a></text:span><text:span text:style-name="T8_77"><text:a xlink:type="simple" xlink:href="https://docs.google.com/forms/d/1S_PqhnYtmFk4mzwXoDiD7SM4YwmG8cuQnJWqdzyolH4/viewform?edit2=2_ABaOnufdaW-_VXQsCgrymiuET24f0-FhBCaX4yWk-f-kL_kyThmdfjZTPrK7lqI"><text:span text:style-name="T8_78">f</text:span></text:a></text:span><text:span text:style-name="T8_79"><text:a xlink:type="simple" xlink:href="https://docs.google.com/forms/d/1S_PqhnYtmFk4mzwXoDiD7SM4YwmG8cuQnJWqdzyolH4/viewform?edit2=2_ABaOnufdaW-_VXQsCgrymiuET24f0-FhBCaX4yWk-f-kL_kyThmdfjZTPrK7lqI"><text:span text:style-name="T8_80">-</text:span></text:a></text:span><text:span text:style-name="T8_81"><text:a xlink:type="simple" xlink:href="https://docs.google.com/forms/d/1S_PqhnYtmFk4mzwXoDiD7SM4YwmG8cuQnJWqdzyolH4/viewform?edit2=2_ABaOnufdaW-_VXQsCgrymiuET24f0-FhBCaX4yWk-f-kL_kyThmdfjZTPrK7lqI"><text:span text:style-name="T8_82">kL</text:span></text:a></text:span><text:span text:style-name="T8_83"><text:a xlink:type="simple" xlink:href="https://docs.google.com/forms/d/1S_PqhnYtmFk4mzwXoDiD7SM4YwmG8cuQnJWqdzyolH4/viewform?edit2=2_ABaOnufdaW-_VXQsCgrymiuET24f0-FhBCaX4yWk-f-kL_kyThmdfjZTPrK7lqI"><text:span text:style-name="T8_84">_</text:span></text:a></text:span><text:span text:style-name="T8_85"><text:a xlink:type="simple" xlink:href="https://docs.google.com/forms/d/1S_PqhnYtmFk4mzwXoDiD7SM4YwmG8cuQnJWqdzyolH4/viewform?edit2=2_ABaOnufdaW-_VXQsCgrymiuET24f0-FhBCaX4yWk-f-kL_kyThmdfjZTPrK7lqI"><text:span text:style-name="T8_86">kyThmdfjZTPrK</text:span></text:a></text:span><text:span text:style-name="T8_87"><text:a xlink:type="simple" xlink:href="https://docs.google.com/forms/d/1S_PqhnYtmFk4mzwXoDiD7SM4YwmG8cuQnJWqdzyolH4/viewform?edit2=2_ABaOnufdaW-_VXQsCgrymiuET24f0-FhBCaX4yWk-f-kL_kyThmdfjZTPrK7lqI"><text:span text:style-name="T8_88">7</text:span></text:a></text:span><text:span text:style-name="T8_89"><text:a xlink:type="simple" xlink:href="https://docs.google.com/forms/d/1S_PqhnYtmFk4mzwXoDiD7SM4YwmG8cuQnJWqdzyolH4/viewform?edit2=2_ABaOnufdaW-_VXQsCgrymiuET24f0-FhBCaX4yWk-f-kL_kyThmdfjZTPrK7lqI"><text:span text:style-name="T8_90">lqI</text:span></text:a></text:span><text:span text:style-name="T8_91"><text:s/>--<text:s/></text:span><text:span text:style-name="T8_92">Update</text:span><text:span text:style-name="T8_93"><text:s/></text:span><text:span text:style-name="T8_94">Attendance</text:span><text:span text:style-name="T8_95"><text:s/></text:span><text:span text:style-name="T8_96">Amount</text:span></text:p>
        </text:list-item>
        <text:list-item>
          <text:p text:style-name="P9"><text:span text:style-name="T9_1"><text:a xlink:type="simple" xlink:href="http://live.coderetreat.org"><text:span text:style-name="T9_2">live</text:span></text:a></text:span><text:span text:style-name="T9_3"><text:a xlink:type="simple" xlink:href="http://live.coderetreat.org"><text:span text:style-name="T9_4">.</text:span></text:a></text:span><text:span text:style-name="T9_5"><text:a xlink:type="simple" xlink:href="http://live.coderetreat.org"><text:span text:style-name="T9_6">coderetreat</text:span></text:a></text:span><text:span text:style-name="T9_7"><text:a xlink:type="simple" xlink:href="http://live.coderetreat.org"><text:span text:style-name="T9_8">.</text:span></text:a></text:span><text:span text:style-name="T9_9"><text:a xlink:type="simple" xlink:href="http://live.coderetreat.org"><text:span text:style-name="T9_10">org</text:span></text:a></text:span><text:span text:style-name="T9_11"><text:s/>--<text:s/></text:span><text:span text:style-name="T9_12">Live</text:span><text:span text:style-name="T9_13"><text:s/></text:span><text:span text:style-name="T9_14">View</text:span><text:span text:style-name="T9_15"><text:s/>(</text:span><text:span text:style-name="T9_16">based</text:span><text:span text:style-name="T9_17"><text:s/></text:span><text:span text:style-name="T9_18">on</text:span><text:span text:style-name="T9_19"><text:s/></text:span><text:span text:style-name="T9_20">Status</text:span><text:span text:style-name="T9_21"><text:s/></text:span><text:span text:style-name="T9_22">above</text:span><text:span text:style-name="T9_23">)</text:span></text:p>
        </text:list-item>
        <text:list-item>
          <text:p text:style-name="P10"/>
        </text:list-item>
      </text:list>
      <text:p text:style-name="P11"/>
      <text:p text:style-name="P12"><text:span text:style-name="T12_1">1.<text:s/></text:span><text:span text:style-name="T12_2">Leute</text:span><text:span text:style-name="T12_3"><text:s/></text:span><text:span text:style-name="T12_4">kommen</text:span><text:span text:style-name="T12_5">,<text:s/></text:span><text:span text:style-name="T12_6">registrieren</text:span><text:span text:style-name="T12_7"><text:s/></text:span><text:span text:style-name="T12_8">sich</text:span><text:span text:style-name="T12_9">,<text:s/></text:span><text:span text:style-name="T12_10">erhalten</text:span><text:span text:style-name="T12_11"><text:s/></text:span><text:span text:style-name="T12_12">ihr</text:span><text:span text:style-name="T12_13"><text:s/></text:span><text:span text:style-name="T12_14">Geld</text:span><text:span text:style-name="T12_15"><text:s/></text:span><text:span text:style-name="T12_16">zurück</text:span><text:span text:style-name="T12_17"><text:s/></text:span><text:span text:style-name="T12_18">und</text:span><text:span text:style-name="T12_19"><text:s/></text:span><text:span text:style-name="T12_20">dürfen</text:span><text:span text:style-name="T12_21"><text:s/></text:span><text:span text:style-name="T12_22">sich</text:span><text:span text:style-name="T12_23"><text:s/></text:span><text:span text:style-name="T12_24">zu</text:span><text:span text:style-name="T12_25"><text:s/></text:span><text:span text:style-name="T12_26">Hause</text:span><text:span text:style-name="T12_27"><text:s/></text:span><text:span text:style-name="T12_28">fühlen</text:span><text:span text:style-name="T12_29">.</text:span></text:p>
      <text:p text:style-name="P13"><text:span text:style-name="T13_1">Namenssticker</text:span><text:span text:style-name="T13_2"><text:s/></text:span><text:span text:style-name="T13_3">besorge</text:span><text:span text:style-name="T13_4"><text:s/></text:span><text:span text:style-name="T13_5">ich</text:span><text:span text:style-name="T13_6"><text:s/>(</text:span><text:span text:style-name="T13_7">Ich</text:span><text:span text:style-name="T13_8"><text:s/></text:span><text:span text:style-name="T13_9">stelle</text:span><text:span text:style-name="T13_10"><text:s/></text:span><text:span text:style-name="T13_11">mir</text:span><text:span text:style-name="T13_12"><text:s/></text:span><text:span text:style-name="T13_13">vor</text:span><text:span text:style-name="T13_14">,<text:s/></text:span><text:span text:style-name="T13_15">die</text:span><text:span text:style-name="T13_16"><text:s/></text:span><text:span text:style-name="T13_17">Leute</text:span><text:span text:style-name="T13_18"><text:s/></text:span><text:span text:style-name="T13_19">schreiben</text:span><text:span text:style-name="T13_20"><text:s/></text:span><text:span text:style-name="T13_21">ihren</text:span><text:span text:style-name="T13_22"><text:s/></text:span><text:span text:style-name="T13_23">Namen</text:span><text:span text:style-name="T13_24"><text:s/></text:span><text:span text:style-name="T13_25">auf</text:span><text:span text:style-name="T13_26"><text:s/></text:span><text:span text:style-name="T13_27">einen</text:span><text:span text:style-name="T13_28"><text:s/></text:span><text:span text:style-name="T13_29">Namenssticker</text:span><text:span text:style-name="T13_30">,<text:s/></text:span><text:span text:style-name="T13_31">zusammen</text:span><text:span text:style-name="T13_32"><text:s/></text:span><text:span text:style-name="T13_33">mit</text:span><text:span text:style-name="T13_34"><text:s/></text:span><text:span text:style-name="T13_35">welche</text:span><text:span text:style-name="T13_36"><text:s/></text:span><text:span text:style-name="T13_37">Sprachen</text:span><text:span text:style-name="T13_38"><text:s/></text:span><text:span text:style-name="T13_39">sie</text:span><text:span text:style-name="T13_40"><text:s/></text:span><text:span text:style-name="T13_41">beherrschen</text:span><text:span text:style-name="T13_42"><text:s/></text:span><text:span text:style-name="T13_43">und</text:span><text:span text:style-name="T13_44"><text:s/></text:span><text:span text:style-name="T13_45">welche</text:span><text:span text:style-name="T13_46"><text:s/></text:span><text:span text:style-name="T13_47">sie</text:span><text:span text:style-name="T13_48"><text:s/></text:span><text:span text:style-name="T13_49">lernen</text:span><text:span text:style-name="T13_50"><text:s/></text:span><text:span text:style-name="T13_51">wollen</text:span><text:span text:style-name="T13_52">.</text:span></text:p>
      <text:p text:style-name="P14"/>
      <text:p text:style-name="P15"/>
      <text:p text:style-name="P16"><text:span text:style-name="T16_1">Sie</text:span><text:span text:style-name="T16_2"><text:s/></text:span><text:span text:style-name="T16_3">erhalten</text:span><text:span text:style-name="T16_4"><text:s/></text:span><text:span text:style-name="T16_5">nicht</text:span><text:span text:style-name="T16_6"><text:s/></text:span><text:span text:style-name="T16_7">nur</text:span><text:span text:style-name="T16_8"><text:s/></text:span><text:span text:style-name="T16_9">ihren</text:span><text:span text:style-name="T16_10"><text:s/></text:span><text:span text:style-name="T16_11">Namenssticker</text:span><text:span text:style-name="T16_12"><text:s/></text:span><text:span text:style-name="T16_13">sondern</text:span><text:span text:style-name="T16_14"><text:s/></text:span><text:span text:style-name="T16_15">auch</text:span><text:span text:style-name="T16_16"><text:s/></text:span><text:span text:style-name="T16_17">große</text:span><text:span text:style-name="T16_18"><text:s/></text:span><text:span text:style-name="T16_19">Post</text:span><text:span text:style-name="T16_20"><text:s/></text:span><text:span text:style-name="T16_21">It</text:span><text:span text:style-name="T16_22">'</text:span><text:span text:style-name="T16_23">s</text:span></text:p>
      <text:p text:style-name="P17"><text:span text:style-name="T17_1">Auf</text:span><text:span text:style-name="T17_2"><text:s/></text:span><text:span text:style-name="T17_3">diese</text:span><text:span text:style-name="T17_4"><text:s/></text:span><text:span text:style-name="T17_5">Schreiben</text:span><text:span text:style-name="T17_6"><text:s/></text:span><text:span text:style-name="T17_7">sie</text:span><text:span text:style-name="T17_8"><text:s/></text:span><text:span text:style-name="T17_9">dann</text:span><text:span text:style-name="T17_10"><text:s/>(</text:span><text:span text:style-name="T17_11">auf</text:span><text:span text:style-name="T17_12"><text:s/></text:span><text:span text:style-name="T17_13">Eines</text:span><text:span text:style-name="T17_14">),<text:s/></text:span><text:span text:style-name="T17_15">was</text:span><text:span text:style-name="T17_16"><text:s/></text:span><text:span text:style-name="T17_17">sie</text:span><text:span text:style-name="T17_18"><text:s/></text:span><text:span text:style-name="T17_19">heute</text:span><text:span text:style-name="T17_20"><text:s/></text:span><text:span text:style-name="T17_21">lernen</text:span><text:span text:style-name="T17_22"><text:s/></text:span><text:span text:style-name="T17_23">möchten</text:span><text:span text:style-name="T17_24"><text:s/></text:span><text:span text:style-name="T17_25">und</text:span><text:span text:style-name="T17_26"><text:s/></text:span><text:span text:style-name="T17_27">kleben</text:span><text:span text:style-name="T17_28"><text:s/></text:span><text:span text:style-name="T17_29">es</text:span><text:span text:style-name="T17_30"><text:s/></text:span><text:span text:style-name="T17_31">auf</text:span><text:span text:style-name="T17_32"><text:s/></text:span><text:span text:style-name="T17_33">eine</text:span><text:span text:style-name="T17_34"><text:s/></text:span><text:span text:style-name="T17_35">Pinnwand</text:span><text:span text:style-name="T17_36"><text:s/></text:span><text:span text:style-name="T17_37">oder</text:span><text:span text:style-name="T17_38"><text:s/></text:span><text:span text:style-name="T17_39">wir</text:span><text:span text:style-name="T17_40"><text:s/></text:span><text:span text:style-name="T17_41">stellen</text:span><text:span text:style-name="T17_42"><text:s/></text:span><text:span text:style-name="T17_43">ein</text:span><text:span text:style-name="T17_44"><text:s/></text:span><text:span text:style-name="T17_45">FlipChart</text:span><text:span text:style-name="T17_46"><text:s/></text:span><text:span text:style-name="T17_47">auf</text:span><text:span text:style-name="T17_48">.<text:s/>(</text:span><text:span text:style-name="T17_49">je</text:span><text:span text:style-name="T17_50"><text:s/></text:span><text:span text:style-name="T17_51">nach</text:span><text:span text:style-name="T17_52"><text:s/></text:span><text:span text:style-name="T17_53">Anzahl</text:span><text:span text:style-name="T17_54"><text:s/></text:span><text:span text:style-name="T17_55">der</text:span><text:span text:style-name="T17_56"><text:s/></text:span><text:span text:style-name="T17_57">Anmeldungen</text:span><text:span text:style-name="T17_58">).</text:span></text:p>
      <text:p text:style-name="P18"><text:span text:style-name="T18_1">-&gt;<text:s/></text:span><text:span text:style-name="T18_2">Nach</text:span><text:span text:style-name="T18_3"><text:s/></text:span><text:span text:style-name="T18_4">der</text:span><text:span text:style-name="T18_5"><text:s/></text:span><text:span text:style-name="T18_6">ersten</text:span><text:span text:style-name="T18_7"><text:s/></text:span><text:span text:style-name="T18_8">Runde</text:span></text:p>
      <text:p text:style-name="P19"/>
      <text:p text:style-name="P20"/>
      <text:p text:style-name="P21"><text:span text:style-name="T21_1">2.<text:s/></text:span><text:span text:style-name="T21_2">um</text:span><text:span text:style-name="T21_3"><text:s/></text:span><text:span text:style-name="T21_4">ca</text:span><text:span text:style-name="T21_5">.<text:s/>9:15<text:s/></text:span><text:span text:style-name="T21_6">starten</text:span><text:span text:style-name="T21_7"><text:s/></text:span><text:span text:style-name="T21_8">wir</text:span><text:span text:style-name="T21_9"><text:s/></text:span><text:span text:style-name="T21_10">mit</text:span><text:span text:style-name="T21_11"><text:s/></text:span><text:span text:style-name="T21_12">der</text:span><text:span text:style-name="T21_13"><text:s/></text:span><text:span text:style-name="T21_14">Einführung</text:span><text:span text:style-name="T21_15"><text:s/>(</text:span><text:span text:style-name="T21_16">weitere</text:span><text:span text:style-name="T21_17"><text:s/></text:span><text:span text:style-name="T21_18">Slides</text:span><text:span text:style-name="T21_19">).</text:span></text:p>
      <text:list text:style-name="LS2" xml:id="list6">
        <text:list-item>
          <text:p text:style-name="P22"><text:span text:style-name="T22_1">Willkommen</text:span></text:p>
        </text:list-item>
        <text:list-item>
          <text:p text:style-name="P23"><text:span text:style-name="T23_1">Sponsoren</text:span></text:p>
        </text:list-item>
        <text:list-item>
          <text:p text:style-name="P24"><text:span text:style-name="T24_1">Was</text:span><text:span text:style-name="T24_2"><text:s/></text:span><text:span text:style-name="T24_3">tun</text:span><text:span text:style-name="T24_4"><text:s/></text:span><text:span text:style-name="T24_5">wir</text:span><text:span text:style-name="T24_6"><text:s/></text:span><text:span text:style-name="T24_7">hier</text:span><text:span text:style-name="T24_8"><text:s/>-<text:s/></text:span><text:span text:style-name="T24_9">Lernen</text:span><text:span text:style-name="T24_10">,<text:s/></text:span><text:span text:style-name="T24_11">Pair</text:span><text:span text:style-name="T24_12"><text:s/></text:span><text:span text:style-name="T24_13">Programming</text:span><text:span text:style-name="T24_14"><text:s/>&amp;<text:s/></text:span><text:span text:style-name="T24_15">Testen</text:span></text:p>
        </text:list-item>
        <text:list-item>
          <text:p text:style-name="P25"><text:span text:style-name="T25_1">Game</text:span><text:span text:style-name="T25_2"><text:s/></text:span><text:span text:style-name="T25_3">Of</text:span><text:span text:style-name="T25_4"><text:s/></text:span><text:span text:style-name="T25_5">Life</text:span></text:p>
        </text:list-item>
        <text:list-item>
          <text:p text:style-name="P26"><text:span text:style-name="T26_1">Aufstellung</text:span></text:p>
        </text:list-item>
      </text:list>
      <text:p text:style-name="P27"/>
      <text:p text:style-name="P28"/>
      <text:p text:style-name="P29"><text:span text:style-name="T29_1">3.<text:s/></text:span><text:span text:style-name="T29_2">Die</text:span><text:span text:style-name="T29_3"><text:s/></text:span><text:span text:style-name="T29_4">erste</text:span><text:span text:style-name="T29_5"><text:s/></text:span><text:span text:style-name="T29_6">Runde</text:span><text:span text:style-name="T29_7"><text:s/></text:span><text:span text:style-name="T29_8">wird</text:span><text:span text:style-name="T29_9"><text:s/></text:span><text:span text:style-name="T29_10">generell</text:span><text:span text:style-name="T29_11"><text:s/></text:span><text:span text:style-name="T29_12">ohne</text:span><text:span text:style-name="T29_13"><text:s/></text:span><text:span text:style-name="T29_14">Constraints</text:span><text:span text:style-name="T29_15"><text:s/></text:span><text:span text:style-name="T29_16">gemacht</text:span><text:span text:style-name="T29_17">.<text:s/></text:span><text:span text:style-name="T29_18">Mitunter</text:span><text:span text:style-name="T29_19"><text:s/></text:span><text:span text:style-name="T29_20">sogar</text:span><text:span text:style-name="T29_21"><text:s/></text:span><text:span text:style-name="T29_22">ohne</text:span><text:span text:style-name="T29_23"><text:s/></text:span><text:span text:style-name="T29_24">TDD</text:span><text:span text:style-name="T29_25">,<text:s/></text:span><text:span text:style-name="T29_26">wenns</text:span><text:span text:style-name="T29_27"><text:s/></text:span><text:span text:style-name="T29_28">die</text:span><text:span text:style-name="T29_29"><text:s/></text:span><text:span text:style-name="T29_30">Leute</text:span><text:span text:style-name="T29_31"><text:s/></text:span><text:span text:style-name="T29_32">überhaupt</text:span><text:span text:style-name="T29_33"><text:s/></text:span><text:span text:style-name="T29_34">nicht</text:span><text:span text:style-name="T29_35"><text:s/></text:span><text:span text:style-name="T29_36">können</text:span><text:span text:style-name="T29_37">.-&gt;<text:s/></text:span><text:span text:style-name="T29_38">siehe</text:span><text:span text:style-name="T29_39"><text:s/></text:span><text:span text:style-name="T29_40">Sessions</text:span></text:p>
      <text:p text:style-name="P30"/>
      <text:p text:style-name="P31"/>
      <text:p text:style-name="P32"><text:span text:style-name="T32_1">4.<text:s/></text:span><text:span text:style-name="T32_2">Die</text:span><text:span text:style-name="T32_3"><text:s/></text:span><text:span text:style-name="T32_4">Sessions</text:span><text:span text:style-name="T32_5"><text:s/></text:span><text:span text:style-name="T32_6">möchte</text:span><text:span text:style-name="T32_7"><text:s/></text:span><text:span text:style-name="T32_8">ich</text:span><text:span text:style-name="T32_9"><text:s/></text:span><text:span text:style-name="T32_10">gerne</text:span><text:span text:style-name="T32_11"><text:s/></text:span><text:span text:style-name="T32_12">strikt</text:span><text:span text:style-name="T32_13"><text:s/></text:span><text:span text:style-name="T32_14">auf</text:span><text:span text:style-name="T32_15"><text:s/></text:span><text:span text:style-name="T32_16">eine</text:span><text:span text:style-name="T32_17"><text:s/></text:span><text:span text:style-name="T32_18">Stunde</text:span><text:span text:style-name="T32_19"><text:s/></text:span><text:span text:style-name="T32_20">halten</text:span><text:span text:style-name="T32_21">.<text:s/></text:span><text:span text:style-name="T32_22">Retrospektiven</text:span><text:span text:style-name="T32_23"><text:s/></text:span><text:span text:style-name="T32_24">kurz</text:span><text:span text:style-name="T32_25">,<text:s/></text:span><text:span text:style-name="T32_26">nur</text:span><text:span text:style-name="T32_27"><text:s/></text:span><text:span text:style-name="T32_28">auf</text:span><text:span text:style-name="T32_29"><text:s/></text:span><text:span text:style-name="T32_30">opt</text:span><text:span text:style-name="T32_31">-</text:span><text:span text:style-name="T32_32">in</text:span><text:span text:style-name="T32_33"><text:s/></text:span><text:span text:style-name="T32_34">Basis</text:span><text:span text:style-name="T32_35"><text:s/></text:span><text:span text:style-name="T32_36">und</text:span><text:span text:style-name="T32_37"><text:s/></text:span><text:span text:style-name="T32_38">maximal</text:span><text:span text:style-name="T32_39"><text:s/>10<text:s/></text:span><text:span text:style-name="T32_40">Minuten</text:span><text:span text:style-name="T32_41">.<text:s/></text:span><text:span text:style-name="T32_42">Wenn</text:span><text:span text:style-name="T32_43"><text:s/></text:span><text:span text:style-name="T32_44">der</text:span><text:span text:style-name="T32_45"><text:s/></text:span><text:span text:style-name="T32_46">Spaß</text:span><text:span text:style-name="T32_47"><text:s/></text:span><text:span text:style-name="T32_48">zu</text:span><text:span text:style-name="T32_49"><text:s/></text:span><text:span text:style-name="T32_50">lange</text:span><text:span text:style-name="T32_51"><text:s/></text:span><text:span text:style-name="T32_52">dauert</text:span><text:span text:style-name="T32_53">,<text:s/></text:span><text:span text:style-name="T32_54">wird</text:span><text:span text:style-name="T32_55"><text:s/></text:span><text:span text:style-name="T32_56">die</text:span><text:span text:style-name="T32_57"><text:s/></text:span><text:span text:style-name="T32_58">Arbeitsszeit</text:span><text:span text:style-name="T32_59"><text:s/></text:span><text:span text:style-name="T32_60">der</text:span><text:span text:style-name="T32_61"><text:s/></text:span><text:span text:style-name="T32_62">darauffolgenden</text:span><text:span text:style-name="T32_63"><text:s/></text:span><text:span text:style-name="T32_64">Session</text:span><text:span text:style-name="T32_65"><text:s/></text:span><text:span text:style-name="T32_66">kürzer</text:span><text:span text:style-name="T32_67">.<text:s/></text:span><text:span text:style-name="T32_68">dh</text:span><text:span text:style-name="T32_69">,<text:s/></text:span><text:span text:style-name="T32_70">vermutlich</text:span><text:span text:style-name="T32_71"><text:s/>40</text:span><text:span text:style-name="T32_72">m</text:span><text:span text:style-name="T32_73"><text:s/></text:span><text:span text:style-name="T32_74">Arbeitszeit</text:span><text:span text:style-name="T32_75">,<text:s/>10</text:span><text:span text:style-name="T32_76">m</text:span><text:span text:style-name="T32_77"><text:s/></text:span><text:span text:style-name="T32_78">Retro</text:span><text:span text:style-name="T32_79"><text:s/></text:span><text:span text:style-name="T32_80">und</text:span><text:span text:style-name="T32_81"><text:s/>10</text:span><text:span text:style-name="T32_82">m</text:span><text:span text:style-name="T32_83"><text:s/></text:span><text:span text:style-name="T32_84">Pause</text:span><text:span text:style-name="T32_85">.</text:span></text:p>
      <text:p text:style-name="P33"/>
      <text:p text:style-name="P34"><text:span text:style-name="T34_1">Wenns</text:span><text:span text:style-name="T34_2"><text:s/></text:span><text:span text:style-name="T34_3">gut</text:span><text:span text:style-name="T34_4"><text:s/></text:span><text:span text:style-name="T34_5">geht</text:span><text:span text:style-name="T34_6">,<text:s/></text:span><text:span text:style-name="T34_7">dann</text:span><text:span text:style-name="T34_8"><text:s/></text:span><text:span text:style-name="T34_9">wird</text:span><text:span text:style-name="T34_10"><text:s/></text:span><text:span text:style-name="T34_11">das</text:span><text:span text:style-name="T34_12"><text:s/></text:span><text:span text:style-name="T34_13">ein</text:span><text:span text:style-name="T34_14"><text:s/></text:span><text:span text:style-name="T34_15">Takt</text:span><text:span text:style-name="T34_16"><text:s/></text:span><text:span text:style-name="T34_17">von</text:span><text:span text:style-name="T34_18"><text:s/>9:30-10:30,<text:s/>10:30-11:30,<text:s/>11:30-12:30,<text:s/>12:30-13:30<text:s/></text:span><text:span text:style-name="T34_19">Mittagspause</text:span><text:span text:style-name="T34_20"><text:s/></text:span><text:span text:style-name="T34_21">usw</text:span><text:span text:style-name="T34_22"><text:s/></text:span><text:span text:style-name="T34_23">bis</text:span><text:span text:style-name="T34_24"><text:s/>16:30.</text:span></text:p>
      <text:p text:style-name="P35"><text:span text:style-name="T35_1">Zeiten</text:span><text:span text:style-name="T35_2">:</text:span></text:p>
      <text:list text:style-name="LS3" xml:id="list11">
        <text:list-item>
          <text:p text:style-name="P36"><text:span text:style-name="T36_1">09:30<text:s/>-<text:s/>10:30<text:s/></text:span><text:span text:style-name="T36_2">Danach</text:span><text:span text:style-name="T36_3"><text:s/></text:span><text:span text:style-name="T36_4">VM</text:span><text:span text:style-name="T36_5"><text:s/></text:span><text:span text:style-name="T36_6">Jause</text:span></text:p>
        </text:list-item>
        <text:list-item>
          <text:p text:style-name="P37"><text:span text:style-name="T37_1">10:30<text:s/>-<text:s/>11:30</text:span></text:p>
        </text:list-item>
        <text:list-item>
          <text:p text:style-name="P38"><text:span text:style-name="T38_1">11:30<text:s/>-<text:s/>12:30</text:span></text:p>
        </text:list-item>
        <text:list-item>
          <text:p text:style-name="P39"><text:span text:style-name="T39_1">12:30<text:s/>-<text:s/>13:30<text:s/></text:span><text:span text:style-name="T39_2">Mittagspause</text:span></text:p>
        </text:list-item>
        <text:list-item>
          <text:p text:style-name="P40"><text:span text:style-name="T40_1">13:30<text:s/>-<text:s/>14:30</text:span></text:p>
        </text:list-item>
        <text:list-item>
          <text:p text:style-name="P41"><text:span text:style-name="T41_1">14:30<text:s/>-<text:s/>15:30<text:s/></text:span><text:span text:style-name="T41_2">Danach</text:span><text:span text:style-name="T41_3"><text:s/></text:span><text:span text:style-name="T41_4">NM</text:span><text:span text:style-name="T41_5"><text:s/></text:span><text:span text:style-name="T41_6">Jause</text:span></text:p>
        </text:list-item>
        <text:list-item>
          <text:p text:style-name="P42"><text:span text:style-name="T42_1">15:30<text:s/>-<text:s/>16:30</text:span></text:p>
        </text:list-item>
        <text:list-item>
          <text:p text:style-name="P43"><text:span text:style-name="T43_1">16:30<text:s/>-<text:s/>17:30:<text:s/></text:span><text:span text:style-name="T43_2">Große</text:span><text:span text:style-name="T43_3"><text:s/></text:span><text:span text:style-name="T43_4">Retrospektive</text:span></text:p>
        </text:list-item>
      </text:list>
      <text:p text:style-name="P44"/>
      <text:p text:style-name="P45"/>
      <text:p text:style-name="P46"><text:span text:style-name="T46_1">5.<text:s/></text:span><text:span text:style-name="T46_2">Danach</text:span><text:span text:style-name="T46_3"><text:s/></text:span><text:span text:style-name="T46_4">die</text:span><text:span text:style-name="T46_5"><text:s/></text:span><text:span text:style-name="T46_6">große</text:span><text:span text:style-name="T46_7"><text:s/></text:span><text:span text:style-name="T46_8">Retro</text:span><text:span text:style-name="T46_9">.<text:s/></text:span><text:span text:style-name="T46_10">Auch</text:span><text:span text:style-name="T46_11"><text:s/></text:span><text:span text:style-name="T46_12">diese</text:span><text:span text:style-name="T46_13"><text:s/></text:span><text:span text:style-name="T46_14">will</text:span><text:span text:style-name="T46_15"><text:s/></text:span><text:span text:style-name="T46_16">ich</text:span><text:span text:style-name="T46_17"><text:s/></text:span><text:span text:style-name="T46_18">auf</text:span><text:span text:style-name="T46_19"><text:s/></text:span><text:span text:style-name="T46_20">eine</text:span><text:span text:style-name="T46_21"><text:s/></text:span><text:span text:style-name="T46_22">Stunde</text:span><text:span text:style-name="T46_23"><text:s/></text:span><text:span text:style-name="T46_24">begrenzen</text:span><text:span text:style-name="T46_25">.</text:span></text:p>
      <text:p text:style-name="P47"><text:span text:style-name="T47_1">Bei</text:span><text:span text:style-name="T47_2"><text:s/></text:span><text:span text:style-name="T47_3">der</text:span><text:span text:style-name="T47_4"><text:s/></text:span><text:span text:style-name="T47_5">Retro</text:span><text:span text:style-name="T47_6"><text:s/></text:span><text:span text:style-name="T47_7">will</text:span><text:span text:style-name="T47_8"><text:s/></text:span><text:span text:style-name="T47_9">ich</text:span><text:span text:style-name="T47_10"><text:s/></text:span><text:span text:style-name="T47_11">auch</text:span><text:span text:style-name="T47_12"><text:s/></text:span><text:span text:style-name="T47_13">eine</text:span><text:span text:style-name="T47_14"><text:s/></text:span><text:span text:style-name="T47_15">große</text:span><text:span text:style-name="T47_16"><text:s/></text:span><text:span text:style-name="T47_17">Tafel</text:span><text:span text:style-name="T47_18">,<text:s/></text:span><text:span text:style-name="T47_19">wo</text:span><text:span text:style-name="T47_20">,<text:s/></text:span><text:span text:style-name="T47_21">nachdem</text:span><text:span text:style-name="T47_22"><text:s/></text:span><text:span text:style-name="T47_23">jemand</text:span><text:span text:style-name="T47_24"><text:s/></text:span><text:span text:style-name="T47_25">was</text:span><text:span text:style-name="T47_26"><text:s/></text:span><text:span text:style-name="T47_27">gesagt</text:span><text:span text:style-name="T47_28"><text:s/></text:span><text:span text:style-name="T47_29">hat</text:span><text:span text:style-name="T47_30">,<text:s/></text:span><text:span text:style-name="T47_31">die</text:span><text:span text:style-name="T47_32"><text:s/></text:span><text:span text:style-name="T47_33">eigenen</text:span><text:span text:style-name="T47_34"><text:s/></text:span><text:span text:style-name="T47_35">good</text:span><text:span text:style-name="T47_36">/</text:span><text:span text:style-name="T47_37">bad</text:span><text:span text:style-name="T47_38"><text:s/></text:span><text:span text:style-name="T47_39">Eindrücke</text:span><text:span text:style-name="T47_40"><text:s/></text:span><text:span text:style-name="T47_41">aufpinnt</text:span><text:span text:style-name="T47_42">.</text:span></text:p>
      <text:p text:style-name="P48"/>
      <text:list text:style-name="LS4" xml:id="list19">
        <text:list-item>
          <text:list>
            <text:list-item>
              <text:p text:style-name="P49"><text:span text:style-name="T49_1">What</text:span><text:span text:style-name="T49_2"><text:s/></text:span><text:span text:style-name="T49_3">if</text:span><text:span text:style-name="T49_4"><text:s/></text:span><text:span text:style-name="T49_5">anything</text:span><text:span text:style-name="T49_6">,<text:s/></text:span><text:span text:style-name="T49_7">surprised</text:span><text:span text:style-name="T49_8"><text:s/></text:span><text:span text:style-name="T49_9">you</text:span><text:span text:style-name="T49_10"><text:s/></text:span><text:span text:style-name="T49_11">today</text:span><text:span text:style-name="T49_12">?</text:span></text:p>
            </text:list-item>
            <text:list-item>
              <text:p text:style-name="P50"><text:span text:style-name="T50_1">What</text:span><text:span text:style-name="T50_2">,<text:s/></text:span><text:span text:style-name="T50_3">if</text:span><text:span text:style-name="T50_4"><text:s/></text:span><text:span text:style-name="T50_5">anything</text:span><text:span text:style-name="T50_6">,<text:s/></text:span><text:span text:style-name="T50_7">did</text:span><text:span text:style-name="T50_8"><text:s/></text:span><text:span text:style-name="T50_9">you</text:span><text:span text:style-name="T50_10"><text:s/></text:span><text:span text:style-name="T50_11">learn</text:span><text:span text:style-name="T50_12"><text:s/></text:span><text:span text:style-name="T50_13">today</text:span><text:span text:style-name="T50_14">?</text:span></text:p>
            </text:list-item>
            <text:list-item>
              <text:p text:style-name="P51"><text:span text:style-name="T51_1">What</text:span><text:span text:style-name="T51_2">,<text:s/></text:span><text:span text:style-name="T51_3">if</text:span><text:span text:style-name="T51_4"><text:s/></text:span><text:span text:style-name="T51_5">anything</text:span><text:span text:style-name="T51_6">,<text:s/></text:span><text:span text:style-name="T51_7">will</text:span><text:span text:style-name="T51_8"><text:s/></text:span><text:span text:style-name="T51_9">you</text:span><text:span text:style-name="T51_10"><text:s/></text:span><text:span text:style-name="T51_11">do</text:span><text:span text:style-name="T51_12"><text:s/></text:span><text:span text:style-name="T51_13">differently</text:span><text:span text:style-name="T51_14"><text:s/></text:span><text:span text:style-name="T51_15">on</text:span><text:span text:style-name="T51_16"><text:s/></text:span><text:span text:style-name="T51_17">Monday</text:span><text:span text:style-name="T51_18"><text:s/></text:span><text:span text:style-name="T51_19">or</text:span><text:span text:style-name="T51_20"><text:s/></text:span><text:span text:style-name="T51_21">in</text:span><text:span text:style-name="T51_22"><text:s/></text:span><text:span text:style-name="T51_23">the</text:span><text:span text:style-name="T51_24"><text:s/></text:span><text:span text:style-name="T51_25">future</text:span><text:span text:style-name="T51_26">?</text:span></text:p>
            </text:list-item>
          </text:list>
        </text:list-item>
      </text:list>
      <text:p text:style-name="P52"/>
      <text:p text:style-name="P53"/>
      <text:p text:style-name="P54"><text:span text:style-name="T54_1">Ergebnis</text:span><text:span text:style-name="T54_2">:</text:span></text:p>
      <text:list text:style-name="LS5" xml:id="list22">
        <text:list-item>
          <text:p text:style-name="P55"><text:span text:style-name="T55_1">Chart</text:span><text:span text:style-name="T55_2">:<text:s/>“</text:span><text:span text:style-name="T55_3">Was</text:span><text:span text:style-name="T55_4"><text:s/></text:span><text:span text:style-name="T55_5">will</text:span><text:span text:style-name="T55_6"><text:s/></text:span><text:span text:style-name="T55_7">ich</text:span><text:span text:style-name="T55_8"><text:s/></text:span><text:span text:style-name="T55_9">lernen</text:span><text:span text:style-name="T55_10">”<text:s/></text:span><text:span text:style-name="T55_11">pins</text:span></text:p>
        </text:list-item>
        <text:list-item>
          <text:p text:style-name="P56"><text:span text:style-name="T56_1">Chart</text:span><text:span text:style-name="T56_2">:<text:s/>3<text:s/></text:span><text:span text:style-name="T56_3">Fragen</text:span><text:span text:style-name="T56_4"><text:s/>(</text:span><text:span text:style-name="T56_5">Surprised</text:span><text:span text:style-name="T56_6">,<text:s/></text:span><text:span text:style-name="T56_7">Learned</text:span><text:span text:style-name="T56_8">,<text:s/></text:span><text:span text:style-name="T56_9">Future</text:span><text:span text:style-name="T56_10"><text:s/></text:span><text:span text:style-name="T56_11">Plans</text:span><text:span text:style-name="T56_12">)</text:span></text:p>
        </text:list-item>
        <text:list-item>
          <text:p text:style-name="P57"><text:span text:style-name="T57_1">Chart</text:span><text:span text:style-name="T57_2">:<text:s/></text:span><text:span text:style-name="T57_3">Coderetreat</text:span><text:span text:style-name="T57_4"><text:s/></text:span><text:span text:style-name="T57_5">feedback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-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-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